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style:text-properties officeooo:rsid="00153d0c" officeooo:paragraph-rsid="00153d0c"/>
    </style:style>
    <style:style style:name="T1" style:family="text">
      <style:text-properties style:font-name="Times New Roman" fo:font-size="12pt"/>
    </style:style>
    <style:style style:name="T2" style:family="text">
      <style:text-properties style:font-name="Times New Roman" fo:font-size="12pt" officeooo:rsid="0012991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ython, like any programming/scripting language, has a large array of uses that would be applicable to a large number of industries. I work at a bank (In the IT department.) and just yesterday somebody outside of IT was requesting Python to be installed on their computer. According to efinancialcareers.com, Python can be used for risk management, pricing, trade management, and creating analytic tools in the financial industry. Python also works with the R programming language which is also very popular in the financial industry. The aforementioned functions are critical to the financial industry and show why Python has become an important tool in this industry. </text:span></text:p>
      <text:p text:style-name="Text_20_body">Source: <text:a xlink:type="simple" xlink:href="https://news.efinancialcareers.com/uk-en/137065/the-six-hottest-programming-languages-to-know-in-banking-technology" text:style-name="Internet_20_link" text:visited-style-name="Visited_20_Internet_20_Link">https://news.efinancialcareers.com/uk-en/137065/the-six-hottest-programming-languages-to-know-in-banking-technology</text:a></text:p>
      <text:p text:style-name="P1"><text:span text:style-name="T2"/></text:p>
      <text:p text:style-name="P1"><text:span text:style-name="T2"/></text:p>
      <text:p text:style-name="P2"><text:span text:style-name="T2">I</text:span><text:span text:style-name="T1">nteresting note on that topic, is that on Udemy, there are quite a few Python coding classes that focus on teaching people in the Financial sector how to use it for data mining and statistical analysis. I find that sites like Udemy provide an interesting look into what different programming languages are being used for in different industries. When there’s thousands of students taking a class on a topic, it’s definitely getting some use in that are of the economy. <text:s/>What do you think? Have you see anyone taking classes on Python at the bank? <text:s/>Or heard about it from other bank IT departments? In your IT department do you use python for updates? Do you use it for sending email notices, or internal surveys? Does the bank use it for customer satisfaction surve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1-17T19:40:38.441752425</meta:creation-date>
    <dc:date>2018-11-17T21:05:51.458307940</dc:date>
    <dc:creator>E S</dc:creator>
    <meta:editing-duration>PT33M2S</meta:editing-duration>
    <meta:editing-cycles>6</meta:editing-cycles>
    <meta:generator>LibreOffice/6.0.6.2$Linux_X86_64 LibreOffice_project/00m0$Build-2</meta:generator>
    <meta:document-statistic meta:table-count="0" meta:image-count="0" meta:object-count="0" meta:page-count="1" meta:paragraph-count="3" meta:word-count="241" meta:character-count="1562" meta:non-whitespace-character-count="1321"/>
  </office:meta>
</office:document-meta>
</file>